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margin-top="0.0417in" fo:margin-bottom="0.0835in" fo:text-align="center"/>
      <style:text-properties style:font-name="Times" fo:font-size="18.0pt"/>
    </style:style>
    <style:style style:name="P3" style:family="paragraph" style:parent-style-name="Standard">
      <style:paragraph-properties fo:margin-top="0.1665in" fo:margin-bottom="0.0835in"/>
      <style:text-properties style:font-name="Times" fo:font-size="16.0pt"/>
    </style:style>
    <style:style style:name="P4" style:family="paragraph" style:parent-style-name="Standard">
      <style:paragraph-properties>
        <style:tab-stops>
          <style:tab-stop style:position="6.2701in"/>
        </style:tab-stops>
      </style:paragraph-properties>
      <style:text-properties style:font-name="Times" fo:font-size="10.0pt"/>
    </style:style>
    <style:style style:name="P5" style:family="paragraph" style:parent-style-name="Standard">
      <style:paragraph-properties fo:margin-left="0.1965in">
        <style:tab-stops>
          <style:tab-stop style:position="6.0736in"/>
        </style:tab-stops>
      </style:paragraph-properties>
      <style:text-properties style:font-name="Times" fo:font-size="10.0pt"/>
    </style:style>
    <style:style style:name="P6" style:family="paragraph" style:parent-style-name="Standard">
      <style:paragraph-properties fo:margin-top="0.1665in" fo:margin-bottom="0.0835in"/>
      <style:text-properties style:font-name="Times" fo:font-size="12.0pt"/>
    </style:style>
    <style:style style:name="P7" style:family="paragraph" style:parent-style-name="Standard">
      <style:paragraph-properties fo:margin-top="0.1665in" fo:margin-bottom="0.0835in"/>
      <style:text-properties style:font-name="Times" fo:font-size="10.0pt"/>
    </style:style>
    <style:style style:name="P8" style:family="paragraph" style:parent-style-name="Standard">
      <style:paragraph-properties fo:margin-bottom="0.0972in" fo:line-height="120%"/>
      <style:text-properties style:font-name="Times" fo:font-size="10.0pt"/>
    </style:style>
    <style:style style:name="P9" style:family="paragraph" style:parent-style-name="Standard">
      <style:paragraph-properties fo:margin-bottom="0.0972in" fo:line-height="120%"/>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Aufgabe 1: LibreOffice-Dokument</text:span></text:p>
      <text:p text:style-name="P2">Team: ??? / Name<text:line-break/>Team-ID: ???</text:p>
      <text:p text:style-name="P2">13. October 2017</text:p>
      <text:p text:style-name="P3"><text:span text:style-name="T1">Inhaltsverzeichnis</text:span></text:p>
      <text:p text:style-name="P4"><text:a xlink:type="simple" xlink:href="#__RefHeading___Toc105_1452926801">Lösungsidee<text:tab/>1</text:a></text:p>
      <text:p text:style-name="P5"><text:a xlink:type="simple" xlink:href="#__RefHeading___Toc66_1793882672">Test Text<text:tab/>1</text:a></text:p>
      <text:p text:style-name="P4"><text:a xlink:type="simple" xlink:href="#__RefHeading___Toc107_1452926801">Umsetzung<text:tab/>1</text:a></text:p>
      <text:p text:style-name="P4"><text:a xlink:type="simple" xlink:href="#__RefHeading___Toc109_1452926801">Beispiele<text:tab/>1</text:a></text:p>
      <text:p text:style-name="P4"><text:a xlink:type="simple" xlink:href="#__RefHeading___Toc111_1452926801">Quellcode<text:tab/>1</text:a></text:p>
      <text:p text:style-name="P6"><text:span text:style-name="T1">Lösungsidee</text:span></text:p>
      <text:p text:style-name="P7">Unsere Idee ist es, <text:s/>so viele Zimmer wie möglich zu erstellen um Konfliktsituationen zu vermeiden. Dabei gründet jeder noch nicht zugeordneter Schüler ein neues Zimmer und nimmt alle Schüler mit die auf seiner Positivliste stehen. Alle Schüler dieser Positivliste nehmen Wiederrum alle Schüler ihrer Positivliste mit usw. Nachdem alle Schüler auf Zimmer verteilt sind wird für jeden Schüler in jedem Zimmer überprüft, ob sich ein Schüler seiner Negativliste im Zimmer befindet. Wenn dem so ist, ist keine Einteilung möglich, ansonsten schon.</text:p>
      <text:p text:style-name="P6"><text:span text:style-name="T1">Umsetzung</text:span></text:p>
      <text:p text:style-name="P8">Um die oben beschriebene Grundidee umzusetzen werden 3 Klassen benötigt: Die Schülerinnen-, die Zimmer- und die Zimmerbelegungsklasse.</text:p>
      <text:p text:style-name="P8">Ein Schüler besitzt einen Namen, eine Liste von Schülern, mit denen er/sie sich ein Zimmer teilen möchte(Positivliste) und eine Liste von Schülern, mit denen er/sie auf gar keinen Fall in ein Zimmer möchte(Negativliste).</text:p>
      <text:p text:style-name="P8">Ein Zimmer besitzt eine Liste von Schülern, die diesem Raum zugeordnet wurden. Außerdem besteht durch die Methoden <text:span text:style-name="T2">istInZimmer(Schueler s) </text:span>die Möglichkeit zu überprüfen, ob ein übergebener Schüler diesem Zimmer zugeordnet ist. Alle Namen von Schülern eines Zimmers erhält man durch die Methode <text:span text:style-name="T2">getBelegungName(). </text:span></text:p>
      <text:p text:style-name="P8">Die Klasse Zimmerbelegung besitzt zwei Listen als Attribute, von denen eine alle zu verteilenden Schüler und die andere alle momentan existierenden Zimmer beinhaltet. Um die Schüler in Zimmer einzuteilen wird die Methode <text:span text:style-name="T2">sortiere() </text:span>ausgeführt. Die eigentliche Einteilung findet jedoch in der Methode <text:s/><text:span text:style-name="T2">hinzufuegen(Schueler s, Zimmer z) <text:s/></text:span>statt.</text:p>
      <text:p text:style-name="P8">Ruft die Methode sich selber auf, übergibt sie das aktuelle Zimmer, in dem sie gerade Schüler einsortiert. Sie ruft sich für jeden Schüler auf der Positivliste eines Schülers auf, um diese Schüler hinzuzufügen.</text:p>
      <text:p text:style-name="P8">Wird die Methode jedoch aus <text:span text:style-name="T2">sortiere() </text:span><text:s/>aufgerufen, dann wird als Zimmer <text:span text:style-name="T2">null</text:span><text:s/>übergeben und es wird ein neues Zimmer erstellt.</text:p>
      <text:p text:style-name="P8">Die Methode<text:span text:style-name="T2"><text:s/>getZimmerForSchueler()</text:span><text:s text:c="2"/>wird benötigt um zu schauen, ob sich Schüler aus der Negativliste auch im Zimmer befinden.</text:p>
      <text:p text:style-name="P8">Die Methoden <text:span text:style-name="T2">einlesen(), getLines(), </text:span>und <text:span text:style-name="T2">belegungInDatei() </text:span>werden für das Lesen und Schrieben aus/in eine/r Datei gebraucht, tragen aber nicht zur Grundfunktionalität bei. </text:p>
      <text:p text:style-name="P9"><text:span text:style-name="T1">Beispiele</text:span></text:p>
      <text:p text:style-name="P8">Genügend Beispiele einbinden! Eigene Beispiele sind sehr gut! Und die Beispiele sollte diskutiert werden.</text:p>
      <text:p text:style-name="P6"><text:span text:style-name="T1">Quellcode</text:span></text:p>
      <text:p text:style-name="P8">Unwichtige Teile des Programms müssen hier nicht abgedruckt werden.</text:p>
      <text:p text:style-name="P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8">Duis autem vel eum iriure dolor in hendrerit in vulputate velit esse molestie consequat, vel illum dolore eu feugiat nulla facili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